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8.618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7.3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number-columns-repeated="936" table:default-cell-style-name="ce6"/>
        <table:table-column table:style-name="co7" table:number-columns-repeated="2" table:default-cell-style-name="ce2"/>
        <table:table-column table:style-name="co7" table:number-columns-repeated="30" table:default-cell-style-name="ce13"/>
        <table:table-column table:style-name="co7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4" office:value-type="string" calcext:value-type="string">
            <text:p>part (m;s)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11" table:number-columns-repeated="929"/>
          <table:table-cell table:style-name="ce10" table:number-columns-repeated="9"/>
          <table:table-cell table:style-name="ce12" table:number-columns-repeated="30"/>
          <table:table-cell table:style-name="ce14" table:number-columns-repeated="50"/>
        </table:table-row>
        <table:table-row table:style-name="ro2">
          <table:table-cell table:style-name="ce2" office:value-type="string" calcext:value-type="string">
            <text:p>temp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table:style-name="ce5"/>
          <table:table-cell office:value-type="string" calcext:value-type="string">
            <text:p>d1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/>
          <table:table-cell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s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table:style-name="ce5"/>
          <table:table-cell office:value-type="string" calcext:value-type="string">
            <text:p>flt</text:p>
          </table:table-cell>
          <table:table-cell table:style-name="ce8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/>
          <table:table-cell office:value-type="string" calcext:value-type="string">
            <text:p>bda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5"/>
          <table:table-cell office:value-type="string" calcext:value-type="string">
            <text:p>bdy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/>
          <table:table-cell office:value-type="string" calcext:value-type="string">
            <text:p>bti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table:style-name="ce5"/>
          <table:table-cell office:value-type="string" calcext:value-type="string">
            <text:p>htm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table:style-name="ce5"/>
          <table:table-cell office:value-type="string" calcext:value-type="string">
            <text:p>ulg</text:p>
          </table:table-cell>
          <table:table-cell table:style-name="ce8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table:style-name="ce5"/>
          <table:table-cell office:value-type="string" calcext:value-type="string">
            <text:p>sin</text:p>
          </table:table-cell>
          <table:table-cell table:style-name="ce7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uninitialized;1=mixer;2=fixed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table:style-name="ce5"/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table:style-name="ce5"/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table:style-name="ce5"/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table:style-name="ce5"/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table:style-name="ce5"/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table:style-name="ce5"/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table:style-name="ce5"/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table:style-name="ce5"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todo hex digits without space in betw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om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table:style-name="ce5"/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table:style-name="ce5"/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table:style-name="ce5"/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sum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table:style-name="Default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cnt</text:p>
          </table:table-cell>
          <table:table-cell table:style-name="ce5"/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table:style-name="ce5"/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1-4</text:p>
          </table:table-cell>
          <table:table-cell table:style-name="ce5"/>
          <table:table-cell office:value-type="string" calcext:value-type="string">
            <text:p>pin;pin;pin;pin</text:p>
          </table:table-cell>
          <table:table-cell table:number-columns-repeated="1021"/>
        </table:table-row>
        <table:table-row table:style-name="ro2" table:number-rows-repeated="28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1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9">
          <table:table-cell/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216">
          <table:table-cell table:number-columns-repeated="1024"/>
        </table:table-row>
        <table:table-row table:style-name="ro2" table:number-rows-repeated="128">
          <table:table-cell table:style-name="ce2"/>
          <table:table-cell/>
          <table:table-cell table:style-name="ce2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 table:number-rows-repeated="70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F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2:46:13.2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3T13:03:13.745000000</dc:date>
    <meta:editing-duration>P19DT12H13M22S</meta:editing-duration>
    <meta:editing-cycles>70</meta:editing-cycles>
    <meta:generator>LibreOffice/4.2.6.3$Windows_x86 LibreOffice_project/3fd416d4c6db7d3204c17ce57a1d70f6e531ee21</meta:generator>
    <meta:document-statistic meta:table-count="1" meta:cell-count="174" meta:object-count="0"/>
  </office:meta>
</office:document-meta>
</file>